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Złączmy serca,</text:span><text:span text:style-name="T1"><text:line-break/></text:span><text:span text:style-name="T1">złączmy dłonie,</text:span><text:span text:style-name="T1"><text:line-break/></text:span><text:span text:style-name="T1">niechaj ogień </text:span><text:span text:style-name="T1">w nas zapłonie.</text:span><text:span text:style-name="T1"><text:line-break/></text:span><text:span text:style-name="T1">Ogień Ducha, ogień Prawdy,</text:span><text:span text:style-name="T1"><text:line-break/></text:span><text:span text:style-name="T1">Bóg miłością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.002cm" svg:x="-0.001cm" svg:y="-0.002cm" presentation:class="title" presentation:user-transformed="true">
          <draw:text-box>
            <text:p text:style-name="P1"><text:span text:style-name="T1">Żadne moce i ciemności</text:span><text:span text:style-name="T1"><text:line-break/></text:span><text:span text:style-name="T1">nie zwyciężą tej miłości,</text:span><text:span text:style-name="T1"><text:line-break/></text:span><text:span text:style-name="T1">która </text:span><text:span text:style-name="T1">w Krzyżu objawiona,</text:span><text:span text:style-name="T1"><text:line-break/></text:span><text:span text:style-name="T1">Bóg miłością jest,</text:span><text:span text:style-name="T1"><text:line-break/></text:span><text:span text:style-name="T1">Jezus zbawił m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Myśmy poznali</text:span><text:span text:style-name="T1"><text:line-break/></text:span><text:span text:style-name="T1">i uwierzyli tej Miłości,</text:span><text:span text:style-name="T1"><text:line-break/></text:span><text:span text:style-name="T1">jaką nasz Bóg </text:span><text:span text:style-name="T1">ma ku nam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Naucz kochać </text:span><text:span text:style-name="T1">i przebaczać,</text:span><text:span text:style-name="T1"><text:line-break/></text:span><text:span text:style-name="T1">Miłość Twoją wciąż rozdawać</text:span><text:span text:style-name="T1"><text:line-break/></text:span><text:span text:style-name="T1">sercom, które Cię szukają,</text:span><text:span text:style-name="T1"><text:line-break/></text:span><text:span text:style-name="T1">Bóg miłością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Bo miłować Ciebie, </text:span><text:span text:style-name="T1">Panie,</text:span><text:span text:style-name="T1"><text:line-break/></text:span><text:span text:style-name="T1">siebie, bliźnich</text:span><text:span text:style-name="T1"><text:line-break/></text:span><text:span text:style-name="T1">w całej prawdzie,</text:span><text:span text:style-name="T1"><text:line-break/></text:span><text:span text:style-name="T1">to Największe Przykazanie</text:span><text:span text:style-name="T1"><text:line-break/></text:span><text:span text:style-name="T1">Bóg miłością jest,</text:span><text:span text:style-name="T1"><text:line-break/></text:span><text:span text:style-name="T1">miłością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.002cm" svg:x="-0.001cm" svg:y="-0.002cm" presentation:class="title" presentation:user-transformed="true">
          <draw:text-box>
            <text:p text:style-name="P1"><text:span text:style-name="T1">Myśmy poznali</text:span><text:span text:style-name="T1"><text:line-break/></text:span><text:span text:style-name="T1">i uwierzyli tej Miłości,</text:span><text:span text:style-name="T1"><text:line-break/></text:span><text:span text:style-name="T1">jaką nasz Bóg </text:span><text:span text:style-name="T1">ma ku nam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6:21:40</meta:creation-date>
    <dc:creator>Rafał Talacha</dc:creator>
    <dc:date>2009-02-01T22:07:17</dc:date>
    <dc:language>pl-PL</dc:language>
    <meta:editing-cycles>9</meta:editing-cycles>
    <meta:editing-duration>PT10M56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